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5cm" fo:min-width="0cm"/>
    </style:style>
    <style:style style:name="gr3" style:family="graphic" style:parent-style-name="standard">
      <style:graphic-properties draw:fill-color="#ff5e62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91cm" fo:min-width="0.69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4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8cm" fo:min-width="1.40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5cm" fo:min-width="0.691cm"/>
    </style:style>
    <style:style style:name="gr8" style:family="graphic" style:parent-style-name="standard">
      <style:graphic-properties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marker-end="Arrow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3cm"/>
    </style:style>
    <style:style style:name="gr12" style:family="graphic" style:parent-style-name="standard">
      <style:graphic-properties draw:stroke="none" svg:stroke-color="#000000" draw:fill="none" draw:fill-color="#ffffff" fo:min-height="0.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5pt" style:font-size-asian="15pt" style:font-size-complex="15pt"/>
    </style:style>
    <style:style style:name="P4" style:family="paragraph">
      <style:text-properties fo:font-size="11pt" style:font-size-asian="11pt" style:font-size-complex="11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8.5cm" svg:height="6cm" svg:x="13.5cm" svg:y="14.416cm">
          <text:p text:style-name="P1"><text:span text:style-name="T1">CI on GepaeckID</text:span></text:p>
          <text:p text:style-name="P1"><text:span text:style-name="T1"/></text:p>
          <draw:enhanced-geometry svg:viewBox="0 0 21600 21600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8.097cm" svg:height="0.839cm" svg:x="13.698cm" svg:y="19.616cm">
          <draw:text-box>
            <text:p><text:span text:style-name="T2">Pilot.Geburtsdatum&lt;1956-08-01</text:span></text:p>
          </draw:text-box>
        </draw:frame>
        <draw:custom-shape draw:style-name="gr3" draw:text-style-name="P1" draw:layer="layout" svg:width="1.5cm" svg:height="2.5cm" svg:x="13.5cm" svg:y="20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cm" svg:height="1.5cm" svg:x="16.4cm" svg:y="20.41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5cm" svg:height="1cm" svg:x="13.5cm" svg:y="22.91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.446cm" svg:height="1.541cm" draw:transform="rotate (1.58126830230656) translate (13.812cm 24cm)">
          <draw:text-box>
            <text:p><text:span text:style-name="T3">P07</text:span></text:p>
          </draw:text-box>
        </draw:frame>
        <draw:frame draw:style-name="gr5" draw:text-style-name="P4" draw:layer="layout" svg:width="2.526cm" svg:height="1.547cm" draw:transform="rotate (1.56660753658981) translate (13.442cm 22.9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3" draw:text-style-name="P1" draw:layer="layout" svg:width="1cm" svg:height="1cm" svg:x="16.4cm" svg:y="21.916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5" draw:text-style-name="P4" draw:layer="layout" svg:width="1.192cm" svg:height="1.495cm" draw:transform="rotate (1.58126830230656) translate (16.557cm 23.016cm)">
          <draw:text-box>
            <text:p><text:span text:style-name="T3">P08</text:span></text:p>
          </draw:text-box>
        </draw:frame>
        <draw:frame draw:style-name="gr5" draw:text-style-name="P4" draw:layer="layout" svg:width="1.239cm" svg:height="1.495cm" draw:transform="rotate (1.56660753658981) translate (16.5cm 21.942cm)">
          <draw:text-box>
            <text:p><text:span text:style-name="T3">G24</text:span></text:p>
          </draw:text-box>
        </draw:frame>
        <draw:custom-shape draw:style-name="gr3" draw:text-style-name="P1" draw:layer="layout" svg:width="1.5cm" svg:height="2.5cm" svg:x="20.5cm" svg:y="20.41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5cm" svg:height="1cm" svg:x="20.5cm" svg:y="22.916cm">
          <text:p/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2.305cm" svg:height="1.115cm" draw:transform="rotate (1.56660753658981) translate (20.594cm 23.012cm)">
          <draw:text-box>
            <text:p><text:span text:style-name="T3">G03, G09,</text:span><text:span text:style-name="T3"><text:line-break/></text:span><text:span text:style-name="T3">G14</text:span></text:p>
          </draw:text-box>
        </draw:frame>
        <draw:frame draw:style-name="gr7" draw:text-style-name="P4" draw:layer="layout" svg:width="1.446cm" svg:height="0.995cm" draw:transform="rotate (1.58126830230656) translate (20.915cm 23.978cm)">
          <draw:text-box>
            <text:p><text:span text:style-name="T3">P02</text:span></text:p>
          </draw:text-box>
        </draw:frame>
        <draw:frame draw:style-name="gr5" draw:text-style-name="P4" draw:layer="layout" svg:width="2.526cm" svg:height="1.547cm" draw:transform="rotate (1.56660753658981) translate (13.442cm 22.942cm)">
          <draw:text-box>
            <text:p><text:span text:style-name="T3">G01, G02,</text:span><text:span text:style-name="T3"><text:line-break/></text:span><text:span text:style-name="T3"><text:line-break/></text:span><text:span text:style-name="T3">G08....,G22</text:span></text:p>
          </draw:text-box>
        </draw:frame>
        <draw:custom-shape draw:style-name="gr8" draw:text-style-name="P1" draw:id="id3" draw:layer="layout" svg:width="5.5cm" svg:height="2.4cm" svg:x="14.5cm" svg:y="5cm">
          <text:p/>
          <draw:enhanced-geometry svg:viewBox="0 0 21600 21600" draw:mirror-horizontal="true" draw:mirror-vertical="true" draw:glue-points="?f6 10800 10800 21600 ?f5 10800 10800 0" draw:text-areas="?f3 ?f3 ?f4 ?f4" draw:type="trapezoid" draw:modifiers="6815.59688062388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8" draw:text-style-name="P1" draw:id="id2" draw:layer="layout" svg:width="1.571cm" svg:height="0.6cm" svg:x="14.5cm" svg:y="7.4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1.571cm" svg:height="0.6cm" svg:x="18.429cm" svg:y="7.4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3.321cm" svg:height="1.673cm" svg:x="15.6cm" svg:y="5.6cm">
          <draw:text-box>
            <text:p>Merge on<text:line-break/>GepäckID</text:p>
          </draw:text-box>
        </draw:frame>
        <draw:connector draw:style-name="gr10" draw:text-style-name="P1" draw:layer="layout" svg:x1="17.75cm" svg:y1="14.416cm" svg:x2="15.285cm" svg:y2="8cm" draw:start-shape="id1" draw:start-glue-point="4" draw:end-shape="id2" svg:d="m17750 14416v-3208h-2465v-3208">
          <text:p/>
        </draw:connector>
        <draw:frame draw:style-name="gr11" draw:layer="layout" svg:width="11cm" svg:height="3.25cm" svg:x="17.8cm" svg:y="11.15cm">
          <draw:text-box>
            <text:p>{</text:p>
            <text:p><text:s/>{}, {G07, G18, G19, G20, G25}, {},{}</text:p>
            <text:p>}</text:p>
            <text:p/>
          </draw:text-box>
        </draw:frame>
        <draw:connector draw:style-name="gr10" draw:text-style-name="P1" draw:layer="layout" svg:x1="17.251cm" svg:y1="5cm" svg:x2="17.25cm" svg:y2="2.5cm" draw:start-shape="id3" draw:start-glue-point="5" draw:end-shape="id4" svg:d="m17251 5000v-1250h-1v-1250">
          <text:p/>
        </draw:connector>
        <draw:frame draw:style-name="gr12" draw:id="id4" draw:layer="layout" svg:width="11.5cm" svg:height="1cm" svg:x="11.5cm" svg:y="1.5cm">
          <draw:text-box>
            <text:p><text:tab/>{G07, G18,G19, G20, G22, G23}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3cm" fo:page-height="2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Callisto </meta:initial-creator>
    <meta:creation-date>2011-09-10T23:17:59</meta:creation-date>
    <dc:date>2011-09-11T14:35:15</dc:date>
    <dc:creator>Callisto </dc:creator>
    <meta:editing-duration>PT00H16M03S</meta:editing-duration>
    <meta:editing-cycles>5</meta:editing-cycles>
    <meta:generator>OpenOffice.org/3.2$Unix OpenOffice.org_project/320m19$Build-9505</meta:generator>
    <meta:document-statistic meta:object-count="23"/>
  </office:meta>
</office:document-meta>
</file>